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22cm" fo:min-width="1.7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1cm" fo:min-width="3.3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6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1cm" fo:min-width="3.6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3cm" fo:min-width="0.39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62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4.13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6cm" fo:min-width="3.55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38cm" fo:min-width="7.43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2.97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06cm" fo:min-width="5.8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3.1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73cm" fo:min-width="14.42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font-weight="bold" style:font-weight-asian="normal" style:font-weight-complex="normal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-8% 58%" fo:font-weight="normal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445cm" svg:y1="3.222cm" svg:x2="5.445cm" svg:y2="4.175cm">
          <text:p/>
        </draw:line>
        <draw:custom-shape draw:style-name="gr2" draw:text-style-name="P2" draw:layer="layout" svg:width="2.54cm" svg:height="0.952cm" svg:x="4.175cm" svg:y="2.27cm">
          <text:p text:style-name="P2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" draw:text-style-name="P1" draw:layer="layout" svg:x1="5.445cm" svg:y1="5.762cm" svg:x2="5.445cm" svg:y2="6.715cm">
          <text:p/>
        </draw:line>
        <draw:custom-shape draw:style-name="gr3" draw:text-style-name="P2" draw:layer="layout" svg:width="6.35cm" svg:height="2.54cm" svg:x="2.27cm" svg:y="4.175cm">
          <text:p text:style-name="P2"/>
          <text:p text:style-name="P2">Input two numbers </text:p>
          <text:p text:style-name="P2">(N<text:span text:style-name="T1">1</text:span><text:span text:style-name="T1">, </text:span><text:span text:style-name="T2">N</text:span><text:span text:style-name="T1">2</text:span><text:span text:style-name="T2">)</text:span></text:p>
          <text:p text:style-name="P2"><text:span text:style-name="T2"/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line draw:style-name="gr1" draw:text-style-name="P1" draw:layer="layout" svg:x1="5.445cm" svg:y1="6.715cm" svg:x2="5.445cm" svg:y2="7.668cm">
          <text:p/>
        </draw:line>
        <draw:custom-shape draw:style-name="gr4" draw:text-style-name="P3" draw:layer="layout" svg:width="4.127cm" svg:height="1.27cm" svg:x="3.54cm" svg:y="7.667cm">
          <text:p text:style-name="P2"><text:span text:style-name="T3">Sum=N</text:span><text:span text:style-name="T4">1</text:span><text:span text:style-name="T5">+N</text:span><text:span text:style-name="T4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4.128cm" svg:height="1.271cm" svg:x="3.54cm" svg:y="9.889cm">
          <text:p text:style-name="P2">Diff=N<text:span text:style-name="T1">1</text:span><text:span text:style-name="T2">-N</text:span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5.445cm" svg:y1="8.937cm" svg:x2="5.445cm" svg:y2="9.89cm">
          <text:p/>
        </draw:line>
        <draw:line draw:style-name="gr1" draw:text-style-name="P1" draw:layer="layout" svg:x1="5.445cm" svg:y1="11.16cm" svg:x2="5.445cm" svg:y2="12.113cm">
          <text:p/>
        </draw:line>
        <draw:custom-shape draw:style-name="gr6" draw:text-style-name="P2" draw:layer="layout" svg:width="1.27cm" svg:height="0.953cm" svg:x="4.81cm" svg:y="12.112cm">
          <text:p text:style-name="P2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draw:layer="layout" svg:width="1.27cm" svg:height="0.953cm" svg:x="14.652cm" svg:y="2.27cm">
          <text:p text:style-name="P2">A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1" draw:text-style-name="P1" draw:layer="layout" svg:x1="15.287cm" svg:y1="3.222cm" svg:x2="15.287cm" svg:y2="4.175cm">
          <text:p/>
        </draw:line>
        <draw:custom-shape draw:style-name="gr7" draw:text-style-name="P2" draw:layer="layout" svg:width="4.128cm" svg:height="1.27cm" svg:x="13.064cm" svg:y="4.175cm">
          <text:p text:style-name="P2">Prod=N<text:span text:style-name="T1">1</text:span><text:span text:style-name="T2">*N</text:span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5.287cm" svg:y1="5.445cm" svg:x2="15.287cm" svg:y2="6.398cm">
          <text:p/>
        </draw:line>
        <draw:custom-shape draw:style-name="gr8" draw:text-style-name="P5" draw:layer="layout" svg:width="4.762cm" svg:height="1.27cm" svg:x="12.748cm" svg:y="6.397cm">
          <text:p text:style-name="P4"><text:span text:style-name="T3">Quo=Sum/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draw:layer="layout" svg:width="7.62cm" svg:height="2.857cm" svg:x="11.477cm" svg:y="8.62cm">
          <text:p text:style-name="P4"><text:span text:style-name="T3">Display Sum,Diff,Prod,Quo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line draw:style-name="gr1" draw:text-style-name="P1" draw:layer="layout" svg:x1="15.287cm" svg:y1="7.667cm" svg:x2="15.287cm" svg:y2="8.62cm">
          <text:p/>
        </draw:line>
        <draw:line draw:style-name="gr1" draw:text-style-name="P1" draw:layer="layout" svg:x1="15.287cm" svg:y1="11.477cm" svg:x2="15.287cm" svg:y2="12.43cm">
          <text:p/>
        </draw:line>
        <draw:custom-shape draw:style-name="gr2" draw:text-style-name="P2" draw:layer="layout" svg:width="2.54cm" svg:height="0.952cm" svg:x="14.017cm" svg:y="12.43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Default">
        <draw:line draw:style-name="gr1" draw:text-style-name="P1" draw:layer="layout" svg:x1="10.525cm" svg:y1="3.222cm" svg:x2="10.525cm" svg:y2="4.175cm">
          <text:p/>
        </draw:line>
        <draw:custom-shape draw:style-name="gr2" draw:text-style-name="P2" draw:layer="layout" svg:width="2.54cm" svg:height="0.952cm" svg:x="9.255cm" svg:y="2.27cm">
          <text:p text:style-name="P2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1" draw:text-style-name="P1" draw:layer="layout" svg:x1="10.525cm" svg:y1="6.08cm" svg:x2="10.525cm" svg:y2="7.033cm">
          <text:p/>
        </draw:line>
        <draw:custom-shape draw:style-name="gr10" draw:text-style-name="P2" draw:layer="layout" svg:width="6.667cm" svg:height="1.905cm" svg:x="7.032cm" svg:y="4.175cm">
          <text:p text:style-name="P2">Enter value (Temp.Cels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" draw:layer="layout" svg:x1="10.525cm" svg:y1="8.619cm" svg:x2="10.525cm" svg:y2="9.572cm">
          <text:p/>
        </draw:line>
        <draw:custom-shape draw:style-name="gr11" draw:text-style-name="P3" draw:layer="layout" svg:width="7.937cm" svg:height="1.588cm" svg:x="6.397cm" svg:y="7.032cm">
          <text:p text:style-name="P2"><text:span text:style-name="T3">F=1.8*Temp.Cels+3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0.525cm" svg:y1="11.16cm" svg:x2="10.525cm" svg:y2="12.113cm">
          <text:p/>
        </draw:line>
        <draw:line draw:style-name="gr1" draw:text-style-name="P1" draw:layer="layout" svg:x1="10.525cm" svg:y1="13.382cm" svg:x2="10.525cm" svg:y2="14.335cm">
          <text:p/>
        </draw:line>
        <draw:custom-shape draw:style-name="gr11" draw:text-style-name="P3" draw:layer="layout" svg:width="7.937cm" svg:height="1.588cm" svg:x="6.398cm" svg:y="9.572cm">
          <text:p text:style-name="P2"><text:span text:style-name="T3">K=Temp.Cels+27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draw:layer="layout" svg:width="5.715cm" svg:height="1.27cm" svg:x="7.35cm" svg:y="12.112cm">
          <text:p text:style-name="P2">Print F,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54cm" svg:height="0.952cm" svg:x="9.255cm" svg:y="14.335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3" draw:style-name="dp1" draw:master-page-name="Default">
        <draw:line draw:style-name="gr1" draw:text-style-name="P1" draw:layer="layout" svg:x1="10.525cm" svg:y1="3.223cm" svg:x2="10.525cm" svg:y2="4.176cm">
          <text:p/>
        </draw:line>
        <draw:custom-shape draw:style-name="gr2" draw:text-style-name="P2" draw:layer="layout" svg:width="2.54cm" svg:height="0.952cm" svg:x="9.255cm" svg:y="2.271cm">
          <text:p text:style-name="P2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draw:layer="layout" svg:width="10.477cm" svg:height="2.856cm" svg:x="5.128cm" svg:y="4.175cm">
          <text:p text:style-name="P2">Input Student Name, course, Q<text:span text:style-name="T1">1</text:span><text:span text:style-name="T2">, S</text:span><text:span text:style-name="T1">1</text:span><text:span text:style-name="T2">, Lab, A</text:span><text:span text:style-name="T1">1</text:span><text:span text:style-name="T2">, Pre.Exa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" draw:layer="layout" svg:x1="10.525cm" svg:y1="7.032cm" svg:x2="10.525cm" svg:y2="7.985cm">
          <text:p/>
        </draw:line>
        <draw:line draw:style-name="gr1" draw:text-style-name="P1" draw:layer="layout" svg:x1="10.525cm" svg:y1="12.747cm" svg:x2="10.525cm" svg:y2="13.7cm">
          <text:p/>
        </draw:line>
        <draw:custom-shape draw:style-name="gr14" draw:text-style-name="P2" draw:layer="layout" svg:width="6.032cm" svg:height="1.587cm" svg:x="7.35cm" svg:y="11.16cm">
          <text:p text:style-name="P2">Print Pre.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54cm" svg:height="0.952cm" svg:x="9.255cm" svg:y="13.7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5" draw:layer="layout" svg:width="14.922cm" svg:height="2.223cm" svg:x="2.905cm" svg:y="7.985cm">
          <text:p text:style-name="P4"><text:span text:style-name="T3">Pre.G=Q</text:span><text:span text:style-name="T4">1</text:span><text:span text:style-name="T5">*.2+S</text:span><text:span text:style-name="T4">1</text:span><text:span text:style-name="T5">*.1+Lab*.25+A</text:span><text:span text:style-name="T4">1</text:span><text:span text:style-name="T5">*.05+Pre.Exam*.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" draw:text-style-name="P1" draw:layer="layout" svg:x1="10.525cm" svg:y1="10.207cm" svg:x2="10.525cm" svg:y2="11.1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6T00:15:04.489000000</meta:creation-date>
    <dc:date>2022-09-06T10:18:27.965000000</dc:date>
    <meta:editing-duration>PT7M52S</meta:editing-duration>
    <meta:editing-cycles>1</meta:editing-cycles>
    <meta:document-statistic meta:object-count="39"/>
    <meta:generator>LibreOffice/7.3.3.2$Windows_X86_64 LibreOffice_project/d1d0ea68f081ee2800a922cac8f79445e4603348</meta:generator>
  </office:meta>
</office:document-meta>
</file>